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DejaVu Sans Mono" svg:font-family="'DejaVu Sans Mono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language="ca" fo:country="ES" fo:font-weight="bold" officeooo:rsid="00076b2e" officeooo:paragraph-rsid="000ebb9c" style:font-weight-asian="bold" style:font-weight-complex="bold"/>
    </style:style>
    <style:style style:name="P2" style:family="paragraph" style:parent-style-name="Standard">
      <style:text-properties style:font-name="Cantarell" fo:language="ca" fo:country="ES" fo:font-weight="normal" officeooo:rsid="00076b2e" officeooo:paragraph-rsid="00076b2e" style:font-weight-asian="normal" style:font-weight-complex="normal"/>
    </style:style>
    <style:style style:name="P3" style:family="paragraph" style:parent-style-name="Standard">
      <style:text-properties style:font-name="Cantarell" fo:language="ca" fo:country="ES" fo:font-weight="normal" officeooo:rsid="00076b2e" officeooo:paragraph-rsid="000ebb9c" style:font-weight-asian="normal" style:font-weight-complex="normal"/>
    </style:style>
    <style:style style:name="P4" style:family="paragraph" style:parent-style-name="Standard">
      <style:text-properties style:font-name="Cantarell" fo:language="ca" fo:country="ES" fo:font-weight="normal" officeooo:rsid="00076b2e" officeooo:paragraph-rsid="000f6cc2" style:font-weight-asian="normal" style:font-weight-complex="normal"/>
    </style:style>
    <style:style style:name="P5" style:family="paragraph" style:parent-style-name="Standard">
      <style:text-properties style:font-name="Cantarell" fo:language="ca" fo:country="ES" fo:font-weight="normal" officeooo:rsid="00078228" officeooo:paragraph-rsid="000d489d" style:font-weight-asian="normal" style:font-weight-complex="normal"/>
    </style:style>
    <style:style style:name="P6" style:family="paragraph" style:parent-style-name="Standard">
      <style:text-properties style:font-name="Cantarell" fo:language="ca" fo:country="ES" fo:font-weight="normal" officeooo:rsid="0008a300" officeooo:paragraph-rsid="000f6cc2" style:font-weight-asian="normal" style:font-weight-complex="normal"/>
    </style:style>
    <style:style style:name="P7" style:family="paragraph" style:parent-style-name="Standard">
      <style:text-properties style:font-name="Cantarell" fo:language="ca" fo:country="ES" fo:font-weight="normal" officeooo:rsid="0009199f" officeooo:paragraph-rsid="000ebb9c" style:font-weight-asian="normal" style:font-weight-complex="normal"/>
    </style:style>
    <style:style style:name="P8" style:family="paragraph" style:parent-style-name="Standard">
      <style:text-properties style:font-name="Cantarell" fo:language="ca" fo:country="ES" fo:font-weight="normal" officeooo:rsid="000c5886" officeooo:paragraph-rsid="000c5886" style:font-weight-asian="normal" style:font-weight-complex="normal"/>
    </style:style>
    <style:style style:name="P9" style:family="paragraph" style:parent-style-name="Standard">
      <style:text-properties style:font-name="Cantarell" fo:language="ca" fo:country="ES" fo:font-weight="normal" officeooo:rsid="000c5886" officeooo:paragraph-rsid="000c6fc9" style:font-weight-asian="normal" style:font-weight-complex="normal"/>
    </style:style>
    <style:style style:name="P10" style:family="paragraph" style:parent-style-name="Standard">
      <style:text-properties style:font-name="Cantarell" fo:language="ca" fo:country="ES" fo:font-weight="normal" officeooo:rsid="000c6fc9" officeooo:paragraph-rsid="000c6fc9" style:font-weight-asian="normal" style:font-weight-complex="normal"/>
    </style:style>
    <style:style style:name="P11" style:family="paragraph" style:parent-style-name="Standard">
      <style:text-properties style:font-name="Cantarell" fo:language="ca" fo:country="ES" fo:font-weight="normal" officeooo:rsid="000d489d" officeooo:paragraph-rsid="000d489d" style:font-weight-asian="normal" style:font-weight-complex="normal"/>
    </style:style>
    <style:style style:name="P12" style:family="paragraph" style:parent-style-name="Standard">
      <style:text-properties style:font-name="Cantarell" fo:language="ca" fo:country="ES" fo:font-weight="normal" officeooo:rsid="000ebb9c" officeooo:paragraph-rsid="000ebb9c" style:font-weight-asian="normal" style:font-weight-complex="normal"/>
    </style:style>
    <style:style style:name="P13" style:family="paragraph" style:parent-style-name="Standard">
      <style:text-properties style:font-name="Cantarell" fo:language="ca" fo:country="ES" fo:font-weight="normal" officeooo:rsid="00115d46" officeooo:paragraph-rsid="00115d46" style:font-weight-asian="normal" style:font-weight-complex="normal"/>
    </style:style>
    <style:style style:name="P14" style:family="paragraph" style:parent-style-name="Standard">
      <style:text-properties style:font-name="Cantarell" fo:language="ca" fo:country="ES" fo:font-weight="normal" officeooo:rsid="0011a4a7" officeooo:paragraph-rsid="0011a4a7" style:font-weight-asian="normal" style:font-weight-complex="normal"/>
    </style:style>
    <style:style style:name="P15" style:family="paragraph" style:parent-style-name="Standard">
      <style:text-properties style:font-name="Cantarell" fo:font-size="14pt" fo:language="ca" fo:country="ES" fo:font-weight="bold" officeooo:rsid="000ebb9c" officeooo:paragraph-rsid="000ebb9c" style:font-weight-asian="bold" style:font-weight-complex="bold"/>
    </style:style>
    <style:style style:name="P16" style:family="paragraph" style:parent-style-name="Standard">
      <style:text-properties style:font-name="Cantarell" fo:font-size="14pt" fo:language="ca" fo:country="ES" fo:font-weight="bold" officeooo:rsid="000645ab" officeooo:paragraph-rsid="000645ab" style:font-weight-asian="bold" style:font-weight-complex="bold"/>
    </style:style>
    <style:style style:name="P17" style:family="paragraph" style:parent-style-name="Standard">
      <style:text-properties style:font-name="Cantarell" fo:font-size="14pt" fo:language="ca" fo:country="ES" fo:font-weight="bold" officeooo:rsid="0009199f" officeooo:paragraph-rsid="000ebb9c" style:font-weight-asian="bold" style:font-weight-complex="bold"/>
    </style:style>
    <style:style style:name="P18" style:family="paragraph" style:parent-style-name="Standard">
      <style:text-properties style:font-name="Cantarell" fo:font-size="14pt" officeooo:paragraph-rsid="000d489d"/>
    </style:style>
    <style:style style:name="P19" style:family="paragraph" style:parent-style-name="Standard">
      <style:text-properties style:font-name="Cantarell" officeooo:paragraph-rsid="000ebb9c"/>
    </style:style>
    <style:style style:name="P20" style:family="paragraph" style:parent-style-name="Standard">
      <style:text-properties style:font-name="Cantarell" officeooo:paragraph-rsid="00115d46"/>
    </style:style>
    <style:style style:name="P21" style:family="paragraph" style:parent-style-name="Standard">
      <style:text-properties style:font-name="Cantarell" officeooo:paragraph-rsid="000d489d"/>
    </style:style>
    <style:style style:name="P22" style:family="paragraph" style:parent-style-name="Standard">
      <style:text-properties style:font-name="Cantarell" officeooo:paragraph-rsid="000c6fc9"/>
    </style:style>
    <style:style style:name="P23" style:family="paragraph" style:parent-style-name="Standard">
      <style:text-properties style:font-name="Cantarell" fo:font-size="12pt" style:text-underline-style="none" officeooo:rsid="0015eda8" officeooo:paragraph-rsid="0015eda8"/>
    </style:style>
    <style:style style:name="P24" style:family="paragraph" style:parent-style-name="Standard">
      <style:text-properties style:font-name="Cantarell" fo:font-size="20pt" fo:language="ca" fo:country="ES" fo:font-weight="bold" officeooo:rsid="000c6fc9" officeooo:paragraph-rsid="000c6fc9" style:font-weight-asian="bold" style:font-weight-complex="bold"/>
    </style:style>
    <style:style style:name="P25" style:family="paragraph" style:parent-style-name="Standard">
      <style:text-properties officeooo:paragraph-rsid="000ebb9c"/>
    </style:style>
    <style:style style:name="P26" style:family="paragraph" style:parent-style-name="Standard">
      <style:paragraph-properties fo:break-before="page"/>
      <style:text-properties style:font-name="Cantarell" fo:font-size="20pt" style:text-underline-style="none" officeooo:paragraph-rsid="0005da8f"/>
    </style:style>
    <style:style style:name="P27" style:family="paragraph" style:parent-style-name="Standard">
      <style:paragraph-properties fo:break-before="page"/>
      <style:text-properties style:font-name="Cantarell" fo:font-size="20pt" fo:language="ca" fo:country="ES" fo:font-weight="bold" officeooo:rsid="000c6fc9" officeooo:paragraph-rsid="000c6fc9" style:font-weight-asian="bold" style:font-weight-complex="bold"/>
    </style:style>
    <style:style style:name="P28" style:family="paragraph" style:parent-style-name="Standard">
      <style:text-properties style:font-name="Cantarell" fo:language="ca" fo:country="ES" fo:font-weight="normal" officeooo:rsid="000ebb9c" officeooo:paragraph-rsid="000ebb9c" style:font-weight-asian="normal" style:font-weight-complex="normal"/>
    </style:style>
    <style:style style:name="P29" style:family="paragraph" style:parent-style-name="Standard">
      <style:text-properties style:font-name="Cantarell" fo:language="ca" fo:country="ES" fo:font-weight="normal" officeooo:rsid="00076b2e" officeooo:paragraph-rsid="000ebb9c" style:font-weight-asian="normal" style:font-weight-complex="normal"/>
    </style:style>
    <style:style style:name="P30" style:family="paragraph" style:parent-style-name="Standard" style:list-style-name="L1">
      <style:text-properties style:font-name="Cantarell" fo:language="ca" fo:country="ES" fo:font-weight="normal" officeooo:rsid="00115d46" officeooo:paragraph-rsid="00115d46" style:font-weight-asian="normal" style:font-weight-complex="normal"/>
    </style:style>
    <style:style style:name="P31" style:family="paragraph" style:parent-style-name="Standard">
      <style:text-properties style:font-name="Cantarell" fo:language="ca" fo:country="ES" fo:font-weight="normal" officeooo:rsid="0009199f" officeooo:paragraph-rsid="000ebb9c" style:font-weight-asian="normal" style:font-weight-complex="normal"/>
    </style:style>
    <style:style style:name="P32" style:family="paragraph" style:parent-style-name="Standard">
      <style:text-properties style:font-name="Cantarell" fo:language="ca" fo:country="ES" fo:font-weight="normal" officeooo:rsid="000c6fc9" officeooo:paragraph-rsid="000c6fc9" style:font-weight-asian="normal" style:font-weight-complex="normal"/>
    </style:style>
    <style:style style:name="P33" style:family="paragraph" style:parent-style-name="Standard">
      <style:text-properties style:font-name="Cantarell" fo:language="ca" fo:country="ES" fo:font-weight="normal" officeooo:rsid="001f88de" officeooo:paragraph-rsid="001f88de" style:font-weight-asian="normal" style:font-weight-complex="normal"/>
    </style:style>
    <style:style style:name="P34" style:family="paragraph" style:parent-style-name="Standard">
      <style:text-properties style:font-name="Cantarell" fo:language="ca" fo:country="ES" fo:font-style="normal" fo:font-weight="normal" officeooo:rsid="000c6fc9" officeooo:paragraph-rsid="000c6fc9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Cantarell" fo:language="ca" fo:country="ES" fo:font-style="normal" fo:font-weight="normal" officeooo:rsid="000e1418" officeooo:paragraph-rsid="000c6fc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Cantarell" fo:language="ca" fo:country="ES" fo:font-style="normal" fo:font-weight="normal" officeooo:rsid="000e1418" officeooo:paragraph-rsid="000e141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Cantarell" fo:language="ca" fo:country="ES" fo:font-style="normal" fo:font-weight="normal" officeooo:rsid="001e6e37" officeooo:paragraph-rsid="001e6e37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style:font-name="Cantarell" officeooo:paragraph-rsid="00115d46"/>
    </style:style>
    <style:style style:name="P39" style:family="paragraph" style:parent-style-name="Standard" style:list-style-name="L1">
      <style:text-properties style:font-name="Cantarell" officeooo:rsid="00115d46" officeooo:paragraph-rsid="00115d46"/>
    </style:style>
    <style:style style:name="P40" style:family="paragraph" style:parent-style-name="Standard">
      <style:text-properties style:font-name="Cantarell" fo:font-size="14pt" fo:language="ca" fo:country="ES" fo:font-weight="bold" officeooo:rsid="000c6fc9" officeooo:paragraph-rsid="000c6fc9" style:font-weight-asian="bold" style:font-weight-complex="bold"/>
    </style:style>
    <style:style style:name="P41" style:family="paragraph" style:parent-style-name="Standard">
      <style:text-properties style:font-name="Cantarell" fo:font-size="14pt" fo:language="ca" fo:country="ES" fo:font-weight="bold" officeooo:rsid="00078228" officeooo:paragraph-rsid="000d489d" style:font-weight-asian="bold" style:font-weight-complex="bold"/>
    </style:style>
    <style:style style:name="P42" style:family="paragraph" style:parent-style-name="Standard">
      <style:text-properties style:font-name="Cantarell" fo:font-size="18pt" fo:language="ca" fo:country="ES" fo:font-weight="bold" officeooo:rsid="000c6fc9" officeooo:paragraph-rsid="000ebb9c" style:font-weight-asian="bold" style:font-weight-complex="bold"/>
    </style:style>
    <style:style style:name="P43" style:family="paragraph" style:parent-style-name="Standard">
      <style:paragraph-properties fo:break-before="page"/>
      <style:text-properties style:font-name="Cantarell" fo:font-size="20pt" fo:language="ca" fo:country="ES" fo:font-weight="bold" officeooo:rsid="000c6fc9" officeooo:paragraph-rsid="000ebb9c" style:font-weight-asian="bold" style:font-weight-complex="bold"/>
    </style:style>
    <style:style style:name="T1" style:family="text">
      <style:text-properties officeooo:rsid="00076b2e"/>
    </style:style>
    <style:style style:name="T2" style:family="text">
      <style:text-properties style:font-name="Cantarell" fo:language="ca" fo:country="ES" fo:font-weight="normal" officeooo:rsid="0009199f" style:font-weight-asian="normal" style:font-weight-complex="normal"/>
    </style:style>
    <style:style style:name="T3" style:family="text">
      <style:text-properties style:font-name="Cantarell" fo:language="ca" fo:country="ES" fo:font-weight="normal" officeooo:rsid="001c8e67" style:font-weight-asian="normal" style:font-weight-complex="normal"/>
    </style:style>
    <style:style style:name="T4" style:family="text">
      <style:text-properties fo:language="ca" fo:country="ES"/>
    </style:style>
    <style:style style:name="T5" style:family="text">
      <style:text-properties fo:language="ca" fo:country="ES" fo:font-weight="normal" style:font-weight-asian="normal" style:font-weight-complex="normal"/>
    </style:style>
    <style:style style:name="T6" style:family="text">
      <style:text-properties fo:language="ca" fo:country="ES" fo:font-weight="normal" officeooo:rsid="000ebb9c" style:font-weight-asian="normal" style:font-weight-complex="normal"/>
    </style:style>
    <style:style style:name="T7" style:family="text">
      <style:text-properties fo:language="ca" fo:country="ES" fo:font-weight="normal" officeooo:rsid="00115d46" style:font-weight-asian="normal" style:font-weight-complex="normal"/>
    </style:style>
    <style:style style:name="T8" style:family="text">
      <style:text-properties fo:language="ca" fo:country="ES" fo:font-weight="normal" officeooo:rsid="00076b2e" style:font-weight-asian="normal" style:font-weight-complex="normal"/>
    </style:style>
    <style:style style:name="T9" style:family="text">
      <style:text-properties fo:language="ca" fo:country="ES" fo:font-weight="normal" officeooo:rsid="000f6cc2" style:font-weight-asian="normal" style:font-weight-complex="normal"/>
    </style:style>
    <style:style style:name="T10" style:family="text">
      <style:text-properties fo:language="ca" fo:country="ES" fo:font-weight="normal" officeooo:rsid="000a31ec" style:font-weight-asian="normal" style:font-weight-complex="normal"/>
    </style:style>
    <style:style style:name="T11" style:family="text">
      <style:text-properties fo:language="ca" fo:country="ES" fo:font-weight="normal" officeooo:rsid="000d489d" style:font-weight-asian="normal" style:font-weight-complex="normal"/>
    </style:style>
    <style:style style:name="T12" style:family="text">
      <style:text-properties fo:language="ca" fo:country="ES" fo:font-weight="normal" officeooo:rsid="0009199f" style:font-weight-asian="normal" style:font-weight-complex="normal"/>
    </style:style>
    <style:style style:name="T13" style:family="text">
      <style:text-properties fo:language="ca" fo:country="ES" fo:font-weight="bold" officeooo:rsid="00078228" style:font-weight-asian="bold" style:font-weight-complex="bold"/>
    </style:style>
    <style:style style:name="T14" style:family="text">
      <style:text-properties fo:language="ca" fo:country="ES" fo:font-weight="bold" officeooo:rsid="00115d46" style:font-weight-asian="bold" style:font-weight-complex="bold"/>
    </style:style>
    <style:style style:name="T15" style:family="text">
      <style:text-properties fo:language="ca" fo:country="ES" fo:font-weight="bold" officeooo:rsid="0005da8f" style:font-weight-asian="bold" style:font-weight-complex="bold"/>
    </style:style>
    <style:style style:name="T16" style:family="text">
      <style:text-properties fo:language="ca" fo:country="ES" fo:font-weight="bold" officeooo:rsid="000645ab" style:font-weight-asian="bold" style:font-weight-complex="bold"/>
    </style:style>
    <style:style style:name="T17" style:family="text">
      <style:text-properties fo:language="ca" fo:country="ES" fo:font-weight="bold" officeooo:rsid="0015eda8" style:font-weight-asian="bold" style:font-weight-complex="bold"/>
    </style:style>
    <style:style style:name="T18" style:family="text">
      <style:text-properties fo:language="ca" fo:country="ES" fo:font-style="italic" fo:font-weight="normal" officeooo:rsid="000a31ec" style:font-style-asian="italic" style:font-weight-asian="normal" style:font-style-complex="italic" style:font-weight-complex="normal"/>
    </style:style>
    <style:style style:name="T19" style:family="text">
      <style:text-properties fo:language="ca" fo:country="ES" fo:font-style="italic" fo:font-weight="normal" officeooo:rsid="000d489d" style:font-style-asian="italic" style:font-weight-asian="normal" style:font-style-complex="italic" style:font-weight-complex="normal"/>
    </style:style>
    <style:style style:name="T20" style:family="text">
      <style:text-properties fo:language="ca" fo:country="ES" fo:font-style="normal" fo:font-weight="normal" officeooo:rsid="000a31ec" style:font-style-asian="normal" style:font-weight-asian="normal" style:font-style-complex="normal" style:font-weight-complex="normal"/>
    </style:style>
    <style:style style:name="T21" style:family="text">
      <style:text-properties fo:language="ca" fo:country="ES" fo:font-style="normal" fo:font-weight="normal" officeooo:rsid="000d489d" style:font-style-asian="normal" style:font-weight-asian="normal" style:font-style-complex="normal" style:font-weight-complex="normal"/>
    </style:style>
    <style:style style:name="T22" style:family="text">
      <style:text-properties fo:language="ca" fo:country="ES" fo:font-style="normal" fo:font-weight="normal" officeooo:rsid="000c6fc9" style:font-style-asian="normal" style:font-weight-asian="normal" style:font-style-complex="normal" style:font-weight-complex="normal"/>
    </style:style>
    <style:style style:name="T23" style:family="text">
      <style:text-properties fo:language="ca" fo:country="ES" fo:font-style="normal" fo:font-weight="normal" officeooo:rsid="000e1418" style:font-style-asian="normal" style:font-weight-asian="normal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e1418" style:font-style-asian="normal" style:font-style-complex="normal"/>
    </style:style>
    <style:style style:name="T26" style:family="text">
      <style:text-properties officeooo:rsid="000d489d"/>
    </style:style>
    <style:style style:name="T27" style:family="text">
      <style:text-properties officeooo:rsid="000f6cc2"/>
    </style:style>
    <style:style style:name="T28" style:family="text">
      <style:text-properties officeooo:rsid="0011a4a7"/>
    </style:style>
    <style:style style:name="T29" style:family="text">
      <style:text-properties officeooo:rsid="0013f98b"/>
    </style:style>
    <style:style style:name="T30" style:family="text">
      <style:text-properties officeooo:rsid="0016eb3d"/>
    </style:style>
    <style:style style:name="T31" style:family="text">
      <style:text-properties officeooo:rsid="0019c044"/>
    </style:style>
    <style:style style:name="T32" style:family="text">
      <style:text-properties officeooo:rsid="001ce12a"/>
    </style:style>
    <style:style style:name="T33" style:family="text">
      <style:text-properties officeooo:rsid="000c6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Funcionament de l'aplicació.</text:p>
      <text:p text:style-name="P9"/>
      <text:p text:style-name="P9">Aquesta aplicació permet a l'usuari saber quin temps farà en una ciutat en el<text:span text:style-name="T31">s cinc dies vinents</text:span>, en intervals de tres hores.</text:p>
      <text:p text:style-name="P9"/>
      <text:p text:style-name="P10"><text:span text:style-name="T32">A l'</text:span>introduir el nom d'una ciutat i al prémer el botó de buscar, l'aplicació realitza una petició a l'API d'OpenWeatherMap, processa el resultat i el mostra per pantalla si tot ha anat bé.</text:p>
      <text:p text:style-name="P10"/>
      <text:p text:style-name="P10">Hi ha un apartat de configuració molt bàsic on l'usuari pot escollir la unitat de temperatura, el format de descàrrega de l'API, i entre dos tipus de layout per a mostrar la informació.</text:p>
      <text:p text:style-name="P10"/>
      <text:p text:style-name="P10">Les dades descarregades s'emmagatzemen en una base de dades SQLite. D'aquesta manera es pot recuperar la informació que hi hagi, sempre que sigui recent, i evitar realitzar una petició que poques diferències pot aportar.</text:p>
      <text:p text:style-name="P10"/>
      <text:p text:style-name="P33">Vídeo que mostra el funcionament de l'aplicació:</text:p>
      <text:p text:style-name="P33"><text:tab/><text:a xlink:type="simple" xlink:href="https://mega.nz/#!61AFzKob!uq62wTib1Uth8yV6jRJ_FTc_uDohE0-7erMtL3-B7NI" text:style-name="Internet_20_link" text:visited-style-name="Visited_20_Internet_20_Link">https://mega.nz/#!61AFzKob!uq62wTib1Uth8yV6jRJ_FTc_uDohE0-7erMtL3-B7NI</text:a></text:p>
      <text:p text:style-name="P33">. <text:span text:style-name="T33">(El rellotge del mòbil està mal configurat i mostra un valor incorrecte.)</text:span></text:p>
      <text:p text:style-name="P10"/>
      <text:p text:style-name="P15">Amb més detall.</text:p>
      <text:p text:style-name="P15"/>
      <text:p text:style-name="P19"><text:span text:style-name="T6">Quan l'usuari cerca les dades d'una ciutat, es comprova en primer lloc si es troben emmagatzemades a la base de dades. Si és així i a més són suficientment recents (hem establert un marge de 30 minuts), es recuperen i </text:span><text:span text:style-name="T7">s'envien per a presentar-les per pantalla</text:span><text:span text:style-name="T6">.</text:span></text:p>
      <text:p text:style-name="P12"/>
      <text:p text:style-name="P12">Si no hi són presents o no són del tot recents (cas en què s'eliminen de la base de dades), es realitza una petició de descàrrega a l'API d'OpenWeatherMap.</text:p>
      <text:p text:style-name="P12"/>
      <text:p text:style-name="P12">Aquesta permet <text:span text:style-name="T1">descarregar la informació en format XML o JSON.</text:span></text:p>
      <text:p text:style-name="P19"><text:span text:style-name="T8">A l'hora de descarregar i parsejar la informació, mirem als settings quin format ha escollit l'usuari (</text:span><text:span text:style-name="T6">per defecte JSON</text:span><text:span text:style-name="T8">), </text:span><text:span text:style-name="T6">i es descarreguen les dades que toquen.</text:span></text:p>
      <text:p text:style-name="P12"/>
      <text:p text:style-name="P19"><text:span text:style-name="T6">Després es parsejen amb la classe adequada: ParsejadorBlocXML o ParsejadorBlocJSON, que </text:span><text:span text:style-name="T8">implementen la interfície ParsejadorBloc. Si en un futur apareguessin més formats de descàrrega, es podria crear una altra classe que la implementés.</text:span></text:p>
      <text:p text:style-name="P3"/>
      <text:p text:style-name="P20"><text:span text:style-name="T8">A</text:span><text:span text:style-name="T6">quests parsejadors extreuen la informació que ens interessa:</text:span></text:p>
      <text:list xml:id="list2426566653" text:style-name="L1">
        <text:list-item>
          <text:p text:style-name="P30">Data d'inici, de la qual ens interessen només el dia, el mes, l'hora i els minuts.</text:p>
        </text:list-item>
        <text:list-item>
          <text:p text:style-name="P39"><text:span text:style-name="T6">N</text:span><text:span text:style-name="T5">om de la ciutat.</text:span></text:p>
        </text:list-item>
        <text:list-item>
          <text:p text:style-name="P38"><text:span text:style-name="T7">T</text:span><text:span text:style-name="T6">emperatura </text:span><text:span text:style-name="T9">en graus Kelvin.</text:span></text:p>
        </text:list-item>
        <text:list-item>
          <text:p text:style-name="P38"><text:span text:style-name="T7">E</text:span><text:span text:style-name="T6">l codi de la i</text:span><text:span text:style-name="T7">matge</text:span><text:span text:style-name="T6"> </text:span><text:span text:style-name="T7">del fenomen atmosfèric més rellevant</text:span><text:span text:style-name="T6">.</text:span></text:p>
        </text:list-item>
      </text:list>
      <text:p text:style-name="P12"/>
      <text:p text:style-name="P19"><text:span text:style-name="T6">Aquestes dades s</text:span><text:span text:style-name="T9">'emmagatzemen a la base de dades i s</text:span><text:span text:style-name="T7">'envien per a presentar-les per pantalla</text:span><text:span text:style-name="T9"> posteriorment.</text:span></text:p>
      <text:p text:style-name="P3"/>
      <text:p text:style-name="P4">S<text:span text:style-name="T27">i el nom de la ciutat és incorrecte, s'informa l'usuari.</text:span></text:p>
      <text:p text:style-name="P4"><text:soft-page-break/></text:p>
      <text:p text:style-name="P6">En qualsevol moment es pot buidar la base de dades mitjança<text:span text:style-name="T30">n</text:span>t una opció al menú de l'activitat principal.</text:p>
      <text:p text:style-name="P3"/>
      <text:p text:style-name="P13"/>
      <text:p text:style-name="P13">A l'hora de presentar les dades per pantalla, es determina la unitat de temperatura que hagi escollit l'usuari (per defecte Celsius; les altres opcions són Kelvin i Fahrenheit) i el tipus de layout que es farà servir. L'usuari en té per a escollir dos, que únicament es diferencien en la manera de presentar la mateixa informació.</text:p>
      <text:p text:style-name="P1"/>
      <text:p text:style-name="P13">Un cop tot preparat, es comencen a presentar les dades. Es parseja la data per a mostrar-la en un format més llegible <text:span text:style-name="T28">i amb el més essencial</text:span>, es passa la temperatura a les unitats desitjades (si cal), i es descarrega la imatge <text:span text:style-name="T29">de manera asíncrona </text:span>a partir del seu codi.</text:p>
      <text:p text:style-name="P13"/>
      <text:p text:style-name="P14">El dia només es mostra quan cal, és a dir, quan en comença un de nou (a les 00:00 h). El primer element sempre l'inclou.</text:p>
      <text:p text:style-name="P13"/>
      <text:p text:style-name="P14">Tot això es veu <text:span text:style-name="T26">com una llista en un RecyclerView, ja que d'aquesta manera el sistema pot gestionar millor els recursos.</text:span> Es troba en un fragment dinàmic acabat de crear/carregar.</text:p>
      <text:p text:style-name="P1"/>
      <text:p text:style-name="P13">Un cop presentades les dades, l'aplicació ja no fa res més. Si es torna a buscar una ciutat, es repeteix tot el procés, fent les mateixes comprovacions.</text:p>
      <text:p text:style-name="P27">Dificultats.</text:p>
      <text:p text:style-name="P40"/>
      <text:p text:style-name="P18"><text:span text:style-name="T13">I</text:span><text:span text:style-name="T14">matges</text:span><text:span text:style-name="T13"> de </text:span><text:span text:style-name="T14">fenòmens atmosfèrics</text:span><text:span text:style-name="T13">.</text:span></text:p>
      <text:p text:style-name="P41"/>
      <text:p text:style-name="P5">L'API d'OpenWeatherMap proporciona el codi de les icones de temps que <text:span text:style-name="T26">identifiquen visualment</text:span> quins fenòmens atmosfèrics són els més rellevants.</text:p>
      <text:p text:style-name="P11">Per a obtenir la imatge actual s'ha de fer una petició a una URL, on hi figura el codi, i assignar-la a un ImageView (en el nostre cas).</text:p>
      <text:p text:style-name="P11"/>
      <text:p text:style-name="P11">Inicialment vam crear una classe que es deia Descarregador (o algo així) que heretava d'AsyncTask. Amb un codi semblant al de fer una petició a l'API, descarregava la imatge, en creava un Bitmap i el posava a l'ImageView adequat.</text:p>
      <text:p text:style-name="P11"/>
      <text:p text:style-name="P11">Malgrat que el seu funcionament era correcte, al fer scroll al RecyclerView les imatges dels elements que apareixien no eren les correctes. Al cap d'uns segons, però, i després de canviar unes quantes vegades, es mostraven les que havien de sortir.</text:p>
      <text:p text:style-name="P11"/>
      <text:p text:style-name="P11">Com que això no hauria de passar, vam investigar una mica i de seguida vam trobar una manera de solucionar-ho: fent servir la llibreria Picasso. Amb un parell de crides a Picasso vam substituir tota la classe Descarregador, i aquest cop les imatges apareixien ràpidament on tocava.</text:p>
      <text:p text:style-name="P11"/>
      <text:p text:style-name="P21"><text:span text:style-name="T10">Suposem que </text:span><text:span text:style-name="T11">fent servir la nostra classe Descarregador</text:span><text:span text:style-name="T10"> les imatges no es guardaven en cap </text:span><text:span text:style-name="T18">cache</text:span><text:span text:style-name="T20"> o alguna cosa d'aquest estil, </text:span><text:span text:style-name="T21">i al fer scroll al RecyclerView </text:span><text:span text:style-name="T20">tot el procés d'enviar la petició i situar-les al seu lloc era massa lent </text:span><text:span text:style-name="T21">i es notava</text:span><text:span text:style-name="T20">.</text:span></text:p>
      <text:p text:style-name="P21"/>
      <text:p text:style-name="P19"><text:span text:style-name="T20">P</text:span><text:span text:style-name="T21">icasso es preocupa de guardar les imatges en un </text:span><text:span text:style-name="T19">cache</text:span><text:span text:style-name="T21"> i recuperar-les quan cal.</text:span></text:p>
      <text:p text:style-name="P43">Gestió del projecte.</text:p>
      <text:p text:style-name="P42"/>
      <text:p text:style-name="P22"><text:span text:style-name="T21">La manera </text:span><text:span text:style-name="T22">que hem fet servir per a gestionar les tasques ha estat anar creant issues al GitHub i anar deixant TODOs al codi. D'aquesta manera, l</text:span><text:span text:style-name="T23">a feina</text:span><text:span text:style-name="T22"> es po</text:span><text:span text:style-name="T23">t</text:span><text:span text:style-name="T22"> repartir de manera més flexible i hi ha més llibertat a l'hora d'escollir.</text:span></text:p>
      <text:p text:style-name="P34"/>
      <text:p text:style-name="P10"><text:span text:style-name="T24">L'únic que s'ha de fer és avisar a la resta de l'equip quan s'escull una tasca, per a evitar malgastar temps treballant de manera separada en </text:span><text:span text:style-name="T25">una mateixa tasca.</text:span></text:p>
      <text:p text:style-name="P35"/>
      <text:p text:style-name="P36">Es poden deixar comentaris a les issues per a discutir possibles solucions i plantejar els problemes que podrien comportar i, un cop completades, eliminar-les.</text:p>
      <text:p text:style-name="P36"/>
      <text:p text:style-name="P37">Enllaç al repositori de GitHub: <text:a xlink:type="simple" xlink:href="https://github.com/Elieroz/PT16" text:style-name="Internet_20_link" text:visited-style-name="Visited_20_Internet_20_Link">https://github.com/Elieroz/PT16</text:a> .</text:p>
      <text:p text:style-name="P26"><text:span text:style-name="T15">Innovacions </text:span><text:span text:style-name="T17">o c</text:span><text:span text:style-name="T16">oses extra</text:span><text:span text:style-name="T15">.</text:span></text:p>
      <text:p text:style-name="P23"/>
      <text:p text:style-name="P16">Mostrar el dia quan és necessari.</text:p>
      <text:p text:style-name="P16"/>
      <text:p text:style-name="P2">Mostrar el dia a cada CardView és innecessari i fa que hi hagi massa coses a la pantalla. És per això que només el mostrem quan comença un dia nou (és a dir, quan l'hora és 00:00) i quan l'element és el primer de la llista.</text:p>
      <text:p text:style-name="P2"/>
      <text:p text:style-name="P17">Recuperació de dades al recrear-se l'activitat.</text:p>
      <text:p text:style-name="P17"/>
      <text:p text:style-name="P25"><text:span text:style-name="T2">Al buscar exemples de com mantenir/restaurar l'estat d'una activitat al ser recreada pel sistema, v</text:span><text:span text:style-name="T3">am</text:span><text:span text:style-name="T2"> llegir que afegint una línia al manifest es podia aconseguir </text:span><text:span text:style-name="T3">més fàcilment el mateix que es podria fer </text:span><text:span text:style-name="T2">amb un objecte Bundle.</text:span></text:p>
      <text:p text:style-name="P7"/>
      <text:p text:style-name="P7">S'ha d'afegir això com a atribut de l'activitat definida al manifest:</text:p>
      <text:p text:style-name="P19"><text:span text:style-name="T12"><text:tab/></text:span><text:span text:style-name="T4">android</text:span>:configChanges="orientation|screenSize"</text:p>
      <text:p text:style-name="P7">.</text:p>
      <text:p text:style-name="P7"/>
      <text:p text:style-name="P8">(No és res espectacular però és per dir alguna cosa.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DejaVu Sans Mono" svg:font-family="'DejaVu Sans Mono'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4T18:34:11.669185185</meta:creation-date>
    <dc:date>2020-01-24T22:03:56.911484502</dc:date>
    <meta:editing-duration>PT2H7M41S</meta:editing-duration>
    <meta:editing-cycles>26</meta:editing-cycles>
    <meta:generator>LibreOffice/6.3.3.2.0$Linux_X86_64 LibreOffice_project/30$Build-2</meta:generator>
    <meta:document-statistic meta:table-count="0" meta:image-count="0" meta:object-count="0" meta:page-count="5" meta:paragraph-count="50" meta:word-count="1037" meta:character-count="6167" meta:non-whitespace-character-count="5182"/>
  </office:meta>
</office:document-meta>
</file>